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officeooo:rsid="0017ccd9" officeooo:paragraph-rsid="0017ccd9"/>
    </style:style>
    <style:style style:name="P2" style:family="paragraph" style:parent-style-name="Standard">
      <style:text-properties fo:font-size="28pt" fo:font-weight="bold" officeooo:rsid="0017ccd9" officeooo:paragraph-rsid="0017ccd9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rsid="0018cc24" officeooo:paragraph-rsid="0018cc24"/>
    </style:style>
    <style:style style:name="P4" style:family="paragraph" style:parent-style-name="Standard">
      <style:text-properties officeooo:rsid="0019670a" officeooo:paragraph-rsid="0019670a"/>
    </style:style>
    <style:style style:name="P5" style:family="paragraph" style:parent-style-name="Standard">
      <style:text-properties officeooo:paragraph-rsid="0019670a"/>
    </style:style>
    <style:style style:name="P6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7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paragraph-rsid="001c9c63" fo:background-color="#f7f7f7"/>
    </style:style>
    <style:style style:name="P8" style:family="paragraph" style:parent-style-name="Standard">
      <style:text-properties fo:color="#000000" loext:opacity="100%" style:font-name="monospace" fo:font-size="10.5pt" fo:font-weight="normal" officeooo:rsid="00199b26" officeooo:paragraph-rsid="00199b26" fo:background-color="#f7f7f7"/>
    </style:style>
    <style:style style:name="P9" style:family="paragraph" style:parent-style-name="Standard">
      <style:paragraph-properties style:line-height-at-least="0.503cm"/>
      <style:text-properties fo:color="#000000" loext:opacity="100%" style:font-name="monospace" fo:font-size="10.5pt" fo:font-weight="normal" officeooo:rsid="00199b26" officeooo:paragraph-rsid="001c9c63" fo:background-color="#f7f7f7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c9c63" fo:background-color="#f7f7f7"/>
    </style:style>
    <style:style style:name="P11" style:family="paragraph" style:parent-style-name="Standard">
      <style:paragraph-properties style:line-height-at-least="0.503cm"/>
      <style:text-properties fo:color="#008000" loext:opacity="100%" style:font-name="monospace" fo:font-size="10.5pt" fo:font-weight="normal" fo:background-color="#f7f7f7"/>
    </style:style>
    <style:style style:name="P12" style:family="paragraph" style:parent-style-name="Standard">
      <style:text-properties fo:color="#008000" loext:opacity="100%" style:font-name="monospace" fo:font-size="10.5pt" fo:font-weight="normal" officeooo:paragraph-rsid="0019670a" fo:background-color="#f7f7f7"/>
    </style:style>
    <style:style style:name="P13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paragraph-rsid="001c9c63" fo:background-color="#f7f7f7"/>
    </style:style>
    <style:style style:name="P14" style:family="paragraph" style:parent-style-name="Standard">
      <style:text-properties fo:font-weight="bold" officeooo:rsid="0019670a" officeooo:paragraph-rsid="0019670a" style:font-weight-asian="bold" style:font-weight-complex="bold"/>
    </style:style>
    <style:style style:name="P15" style:family="paragraph" style:parent-style-name="Standard">
      <style:text-properties fo:font-weight="bold" officeooo:rsid="0018cc24" officeooo:paragraph-rsid="0019670a" style:font-weight-asian="bold" style:font-weight-complex="bold"/>
    </style:style>
    <style:style style:name="P16" style:family="paragraph" style:parent-style-name="Standard">
      <style:text-properties officeooo:rsid="00199b26" officeooo:paragraph-rsid="00199b26"/>
    </style:style>
    <style:style style:name="P17" style:family="paragraph" style:parent-style-name="Standard">
      <style:paragraph-properties fo:break-before="page"/>
      <style:text-properties officeooo:rsid="00199b26" officeooo:paragraph-rsid="00199b26"/>
    </style:style>
    <style:style style:name="P18" style:family="paragraph" style:parent-style-name="Standard">
      <style:paragraph-properties fo:margin-top="0cm" fo:margin-bottom="0.499cm" style:contextual-spacing="false" style:line-height-at-least="0.503cm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/>
      <style:text-properties style:font-name="Consolas" officeooo:paragraph-rsid="001c9c63"/>
    </style:style>
    <style:style style:name="P21" style:family="paragraph" style:parent-style-name="Standard">
      <style:paragraph-properties style:line-height-at-least="0.503cm"/>
      <style:text-properties fo:color="#af00db" loext:opacity="100%" style:font-name="monospace" fo:font-size="10.5pt" fo:font-weight="normal" officeooo:paragraph-rsid="001c9c63" fo:background-color="#f7f7f7"/>
    </style:style>
    <style:style style:name="P22" style:family="paragraph" style:parent-style-name="Standard">
      <style:text-properties officeooo:rsid="001c9c63" officeooo:paragraph-rsid="001c9c63"/>
    </style:style>
    <style:style style:name="T1" style:family="text">
      <style:text-properties officeooo:rsid="0017ccd9"/>
    </style:style>
    <style:style style:name="T2" style:family="text">
      <style:text-properties officeooo:rsid="0018cc24"/>
    </style:style>
    <style:style style:name="T3" style:family="text">
      <style:text-properties fo:font-weight="bold" officeooo:rsid="0018cc24" style:font-weight-asian="bold" style:font-weight-complex="bold"/>
    </style:style>
    <style:style style:name="T4" style:family="text">
      <style:text-properties officeooo:rsid="00199b26"/>
    </style:style>
    <style:style style:name="T5" style:family="text">
      <style:text-properties fo:color="#0000ff" loext:opacity="100%"/>
    </style:style>
    <style:style style:name="T6" style:family="text">
      <style:text-properties fo:color="#af00db" loext:opacity="100%"/>
    </style:style>
    <style:style style:name="T7" style:family="text">
      <style:text-properties fo:color="#a31515" loext:opacity="100%"/>
    </style:style>
    <style:style style:name="T8" style:family="text">
      <style:text-properties fo:color="#a31515" loext:opacity="100%" officeooo:rsid="001c9c63"/>
    </style:style>
    <style:style style:name="T9" style:family="text">
      <style:text-properties fo:color="#a31515" loext:opacity="100%" style:font-name="monospace" fo:font-size="10.5pt" fo:font-weight="normal" fo:background-color="#f7f7f7" loext:char-shading-value="0"/>
    </style:style>
    <style:style style:name="T10" style:family="text">
      <style:text-properties fo:color="#a31515" loext:opacity="100%" officeooo:rsid="001ecb3f"/>
    </style:style>
    <style:style style:name="T11" style:family="text">
      <style:text-properties fo:color="#116644" loext:opacity="100%"/>
    </style:style>
    <style:style style:name="T12" style:family="text">
      <style:text-properties officeooo:rsid="001b2e63"/>
    </style:style>
    <style:style style:name="T13" style:family="text">
      <style:text-properties officeooo:rsid="001c09a8"/>
    </style:style>
    <style:style style:name="T14" style:family="text">
      <style:text-properties officeooo:rsid="001c9c63"/>
    </style:style>
    <style:style style:name="T15" style:family="text">
      <style:text-properties fo:color="#000000" loext:opacity="100%" style:font-name="monospace" fo:font-size="10.5pt" fo:font-weight="normal" fo:background-color="#f7f7f7" loext:char-shading-value="0"/>
    </style:style>
    <style:style style:name="T16" style:family="text">
      <style:text-properties fo:color="#795e26" loext:opacity="100%"/>
    </style:style>
    <style:style style:name="T17" style:family="text">
      <style:text-properties officeooo:rsid="001ec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Few-<text:span text:style-name="T12">S</text:span>hot <text:span text:style-name="T4">L</text:span>earning mit SetFit</text:p>
      <text:p text:style-name="P1"/>
      <text:p text:style-name="P1"/>
      <text:p text:style-name="P15">Hintergrund</text:p>
      <text:p text:style-name="P5"/>
      <text:p text:style-name="P5"><text:span text:style-name="T2">Es gibt das Tool „SetFit“ für </text:span><text:span text:style-name="T3">Few-Shot Learning</text:span><text:span text:style-name="T2">.</text:span></text:p>
      <text:p text:style-name="P3"/>
      <text:p text:style-name="P3"><text:tab/>Die Idee ist, dass man sehr wenige Trainingsdaten pro Klasse vorgibt, vielleicht 8 <text:span text:style-name="T13">Beispiele</text:span>.</text:p>
      <text:p text:style-name="P3"><text:tab/>Drei Links dazu (Blogeintrag – GitHub – Publikation), alle zu demselben Thema: </text:p>
      <text:p text:style-name="P3"><text:tab/>https://huggingface.co/blog/setfit</text:p>
      <text:p text:style-name="P3"><text:tab/>https://github.com/huggingface/setfit</text:p>
      <text:p text:style-name="P5"><text:span text:style-name="T1"><text:tab/></text:span><text:a xlink:type="simple" xlink:href="https://arxiv.org/abs/2209.11055" text:style-name="Internet_20_link" text:visited-style-name="Visited_20_Internet_20_Link"><text:span text:style-name="T1">https://arxiv.org/abs/2209.11055</text:span></text:a></text:p>
      <text:p text:style-name="P5"/>
      <text:p text:style-name="P4"><text:tab/>Außerdem gibt es eine „Wrapper“-Implementierung, </text:p>
      <text:p text:style-name="P4"><text:tab/>über die SetFit angewendet werden kann:</text:p>
      <text:p text:style-name="P5"/>
      <text:p text:style-name="P12"><text:tab/>https://github.com/pmbaumgartner/setfit?tab=readme-ov-file</text:p>
      <text:p text:style-name="P5"/>
      <text:p text:style-name="P14">Anwendung</text:p>
      <text:p text:style-name="P4"/>
      <text:p text:style-name="P16">(1) Im Anhang ist die Datei „beispiele.csv“. TAB-getrennt werden ein paar wenige Instanzen für <text:span text:style-name="T17">3</text:span> Klassen angegeben.</text:p>
      <text:p text:style-name="P16"/>
      <text:p text:style-name="P16"><text:span text:style-name="T17">L</text:span>aden Sie die Datei in Colab in den Ordner „sample_data“.</text:p>
      <text:p text:style-name="P16"/>
      <text:p text:style-name="P16">(2) Führen Sie in Colab aus:</text:p>
      <text:p text:style-name="P16"/>
      <text:p text:style-name="P8"><text:span text:style-name="T5">!</text:span>pip install git+https://github.com/pmbaumgartner/setfit</text:p>
      <text:p text:style-name="P16"/>
      <text:p text:style-name="P16"/>
      <text:p text:style-name="P17">(3) Trainieren Sie ein Modell:</text:p>
      <text:p text:style-name="P16"/>
      <text:p text:style-name="P8"><text:span text:style-name="T6">from</text:span> setfit <text:span text:style-name="T6">import</text:span> SetFitClassifier</text:p>
      <text:p text:style-name="P6"><text:span text:style-name="T6">import</text:span> pandas <text:span text:style-name="T6">as</text:span> pd</text:p>
      <text:p text:style-name="P18"/>
      <text:p text:style-name="P6">df = pd.read_csv(<text:span text:style-name="T7">"sample_data/</text:span><text:span text:style-name="T10">beispiele</text:span><text:span text:style-name="T7">.csv"</text:span>, sep=<text:span text:style-name="T7">'\t'</text:span>)</text:p>
      <text:p text:style-name="P19"/>
      <text:p text:style-name="P6">docs = df.iloc[:, <text:span text:style-name="T11">0</text:span>].tolist()</text:p>
      <text:p text:style-name="P6">labels = df.iloc[:, <text:span text:style-name="T11">1</text:span>].tolist()</text:p>
      <text:p text:style-name="P19"/>
      <text:p text:style-name="P11"># Testausgabe: Was wurde eingelesen?</text:p>
      <text:p text:style-name="P11"># for doc in docs:</text:p>
      <text:p text:style-name="P11"># <text:s text:c="2"/>print (doc)</text:p>
      <text:p text:style-name="P19"/>
      <text:p text:style-name="P11"># Die verfügbaren Modelle sind hier aufgelistet:</text:p>
      <text:p text:style-name="P11"># https://www.sbert.net/docs/pretrained_models.html</text:p>
      <text:p text:style-name="P19"/>
      <text:p text:style-name="P11"># Englische Texte</text:p>
      <text:p text:style-name="P11"># clf = SetFitClassifier("paraphrase-MiniLM-L6-v2")</text:p>
      <text:p text:style-name="P19"/>
      <text:p text:style-name="P11"># Deutsche Texte</text:p>
      <text:p text:style-name="P6">clf = SetFitClassifier(<text:span text:style-name="T7">"paraphrase-xlm-r-multilingual-v1"</text:span>)</text:p>
      <text:p text:style-name="P19"/>
      <text:p text:style-name="P11"># fine-tunes embeddings + trains logistic regression head</text:p>
      <text:p text:style-name="P6"><text:span text:style-name="T14"># </text:span>clf.fit(docs, labels)</text:p>
      <text:p text:style-name="P6"/>
      <text:p text:style-name="P16"/>
      <text:p text:style-name="P16"/>
      <text:p text:style-name="P16"/>
      <text:p text:style-name="P16">(4) Klassifizieren Sie Sätze.</text:p>
      <text:p text:style-name="P16"/>
      <text:p text:style-name="P22">Laden Sie <text:span text:style-name="T17">die</text:span> Datei „<text:span text:style-name="T17">youtube_kommentare</text:span>“ in den Ordner „sample_data“, die die YouTube-Kommentare enthält, die verarbeitet werden sollen. Führen Sie anschließend aus:</text:p>
      <text:p text:style-name="P16"/>
      <text:p text:style-name="P16"/>
      <text:p text:style-name="P13"/>
      <text:p text:style-name="P10">filename = <text:span text:style-name="T7">'sample_data/</text:span><text:span text:style-name="T8">youtube_kommentare</text:span><text:span text:style-name="T7">.csv'</text:span></text:p>
      <text:p text:style-name="P20"/>
      <text:p text:style-name="P7"><text:span text:style-name="T14">test_data</text:span> = []</text:p>
      <text:p text:style-name="P7"><text:span text:style-name="T6">with</text:span> <text:span text:style-name="T16">open</text:span>(filename, <text:span text:style-name="T7">"r"</text:span>) <text:span text:style-name="T6">as</text:span> file_content:</text:p>
      <text:p text:style-name="P7"><text:span text:style-name="T6"><text:s text:c="4"/>for</text:span> line <text:span text:style-name="T5">in</text:span> file_content.readlines():</text:p>
      <text:p text:style-name="P7"><text:s text:c="8"/>line = re.sub(<text:span text:style-name="T7">'[\s]+'</text:span>, <text:span text:style-name="T7">' '</text:span>, line)</text:p>
      <text:p text:style-name="P7"><text:span text:style-name="T6"><text:s text:c="8"/>if</text:span> <text:span text:style-name="T5">not</text:span> re.search(<text:span text:style-name="T7">'[a-zA-z]'</text:span>, line) <text:span text:style-name="T5">or</text:span> <text:span text:style-name="T16">len</text:span>(line) &lt; <text:span text:style-name="T11">10</text:span>:</text:p>
      <text:p text:style-name="P21"><text:s text:c="12"/>continue</text:p>
      <text:p text:style-name="P7"><text:s text:c="8"/>line = line.strip()</text:p>
      <text:p text:style-name="P9"><text:s text:c="8"/><text:span text:style-name="T14">test_data</text:span>.append(line)</text:p>
      <text:p text:style-name="P19"/>
      <text:p text:style-name="P6"><text:span text:style-name="T6">for</text:span> entry <text:span text:style-name="T5">in</text:span> test_data:</text:p>
      <text:p text:style-name="P6"><text:s text:c="4"/>label = clf.predict([entry])</text:p>
      <text:p text:style-name="P19"><text:span text:style-name="T15"><text:s text:c="4"/>print (label, entry, sep=</text:span><text:span text:style-name="T9">'\t'</text:span><text:span text:style-name="T15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36:37.526283654</meta:creation-date>
    <dc:date>2024-05-22T16:59:07.519959083</dc:date>
    <meta:editing-duration>PT1H23M3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30" meta:character-count="1975" meta:non-whitespace-character-count="1722"/>
  </office:meta>
</office:document-meta>
</file>